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2"/>Web application for on-line delivery services. The database is already modeled (26 tables) and need assistance only to make the cadastre screens. Not necessary CSS design, it will be done later. Need cool things for the screens, like Ajax and JQuery. I will give some insights about the screens as visual documentation. <text:s/></text:p>
      <text:p text:style-name="Standard"/>
      <text:p text:style-name="Standard"><text:s/>Requirements: PHP, Ajax, JQuery, MVC, OO design, patterns, I18N </text:p>
      <text:p text:style-name="Standard"/>
      <text:p text:style-name="Standard"/>
      <text:p text:style-name="Standard">Desirable: Zend</text:p>
      <text:p text:style-name="Standard"><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25T11:59:53.92</meta:creation-date>
    <dc:date>2011-01-25T14:06:38.33</dc:date>
    <meta:editing-duration>PT02H06M42S</meta:editing-duration>
    <meta:editing-cycles>8</meta:editing-cycles>
    <meta:generator>BrOffice.org/3.2$Win32 OpenOffice.org_project/320m12$Build-9483</meta:generator>
    <meta:document-statistic meta:table-count="0" meta:image-count="0" meta:object-count="0" meta:page-count="1" meta:paragraph-count="4" meta:word-count="63" meta:character-count="405"/>
  </office:meta>
</office:document-meta>
</file>